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62427016985" calcext:value-type="float">
            <text:p>0.0362427017</text:p>
          </table:table-cell>
          <table:table-cell office:value-type="float" office:value="0.238291655893959" calcext:value-type="float">
            <text:p>0.23829165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8221595098" calcext:value-type="float">
            <text:p>0.0148221595</text:p>
          </table:table-cell>
          <table:table-cell office:value-type="float" office:value="0.169805507086842" calcext:value-type="float">
            <text:p>0.1698055071</text:p>
          </table:table-cell>
          <table:table-cell table:number-columns-repeated="3"/>
        </table:table-row>
        <table:table-row table:style-name="ro1">
          <table:table-cell office:value-type="float" office:value="0.0176544766709" calcext:value-type="float">
            <text:p>0.0176544767</text:p>
          </table:table-cell>
          <table:table-cell office:value-type="float" office:value="0.094890784917762" calcext:value-type="float">
            <text:p>0.0948907849</text:p>
          </table:table-cell>
          <table:table-cell table:number-columns-repeated="3"/>
        </table:table-row>
        <table:table-row table:style-name="ro1">
          <table:table-cell office:value-type="float" office:value="0.0069469658461" calcext:value-type="float">
            <text:p>0.0069469658</text:p>
          </table:table-cell>
          <table:table-cell office:value-type="float" office:value="0.242774346411308" calcext:value-type="float">
            <text:p>0.2427743464</text:p>
          </table:table-cell>
          <table:table-cell table:number-columns-repeated="3"/>
        </table:table-row>
        <table:table-row table:style-name="ro1">
          <table:table-cell office:value-type="float" office:value="0.00277578368031" calcext:value-type="float">
            <text:p>0.0027757837</text:p>
          </table:table-cell>
          <table:table-cell office:value-type="float" office:value="0.173430328915081" calcext:value-type="float">
            <text:p>0.1734303289</text:p>
          </table:table-cell>
          <table:table-cell table:number-columns-repeated="3"/>
        </table:table-row>
        <table:table-row table:style-name="ro1">
          <table:table-cell office:value-type="float" office:value="0.0220692517901" calcext:value-type="float">
            <text:p>0.0220692518</text:p>
          </table:table-cell>
          <table:table-cell office:value-type="float" office:value="0.11868401655026" calcext:value-type="float">
            <text:p>0.1186840166</text:p>
          </table:table-cell>
          <table:table-cell table:number-columns-repeated="3"/>
        </table:table-row>
        <table:table-row table:style-name="ro1">
          <table:table-cell office:value-type="float" office:value="0.031182492721" calcext:value-type="float">
            <text:p>0.0311824927</text:p>
          </table:table-cell>
          <table:table-cell office:value-type="float" office:value="0.187141796153993" calcext:value-type="float">
            <text:p>0.1871417962</text:p>
          </table:table-cell>
          <table:table-cell table:number-columns-repeated="3"/>
        </table:table-row>
        <table:table-row table:style-name="ro1">
          <table:table-cell office:value-type="float" office:value="0.0199059696342" calcext:value-type="float">
            <text:p>0.0199059696</text:p>
          </table:table-cell>
          <table:table-cell office:value-type="float" office:value="0.20450533016756" calcext:value-type="float">
            <text:p>0.2045053302</text:p>
          </table:table-cell>
          <table:table-cell table:number-columns-repeated="3"/>
        </table:table-row>
        <table:table-row table:style-name="ro1">
          <table:table-cell office:value-type="float" office:value="0.0178801675053" calcext:value-type="float">
            <text:p>0.0178801675</text:p>
          </table:table-cell>
          <table:table-cell office:value-type="float" office:value="0.242057799687753" calcext:value-type="float">
            <text:p>0.2420577997</text:p>
          </table:table-cell>
          <table:table-cell table:number-columns-repeated="3"/>
        </table:table-row>
        <table:table-row table:style-name="ro1">
          <table:table-cell office:value-type="float" office:value="0.0248158550754" calcext:value-type="float">
            <text:p>0.0248158551</text:p>
          </table:table-cell>
          <table:table-cell office:value-type="float" office:value="0.226596024270698" calcext:value-type="float">
            <text:p>0.2265960243</text:p>
          </table:table-cell>
          <table:table-cell table:number-columns-repeated="3"/>
        </table:table-row>
        <table:table-row table:style-name="ro1">
          <table:table-cell office:value-type="float" office:value="0.00906852738497" calcext:value-type="float">
            <text:p>0.0090685274</text:p>
          </table:table-cell>
          <table:table-cell office:value-type="float" office:value="0.0993737678403997" calcext:value-type="float">
            <text:p>0.0993737678</text:p>
          </table:table-cell>
          <table:table-cell table:number-columns-repeated="3"/>
        </table:table-row>
        <table:table-row table:style-name="ro1">
          <table:table-cell office:value-type="float" office:value="0.020371858758" calcext:value-type="float">
            <text:p>0.0203718588</text:p>
          </table:table-cell>
          <table:table-cell office:value-type="float" office:value="0.142996980042974" calcext:value-type="float">
            <text:p>0.14299698</text:p>
          </table:table-cell>
          <table:table-cell table:number-columns-repeated="3"/>
        </table:table-row>
        <table:table-row table:style-name="ro1">
          <table:table-cell office:value-type="float" office:value="0.0394987631291" calcext:value-type="float">
            <text:p>0.0394987631</text:p>
          </table:table-cell>
          <table:table-cell office:value-type="float" office:value="0.228302487106688" calcext:value-type="float">
            <text:p>0.2283024871</text:p>
          </table:table-cell>
          <table:table-cell table:number-columns-repeated="3"/>
        </table:table-row>
        <table:table-row table:style-name="ro1">
          <table:table-cell office:value-type="float" office:value="0.0232048374906" calcext:value-type="float">
            <text:p>0.0232048375</text:p>
          </table:table-cell>
          <table:table-cell office:value-type="float" office:value="0.165973528462071" calcext:value-type="float">
            <text:p>0.1659735285</text:p>
          </table:table-cell>
          <table:table-cell table:number-columns-repeated="3"/>
        </table:table-row>
        <table:table-row table:style-name="ro1">
          <table:table-cell office:value-type="float" office:value="0.0205107729619" calcext:value-type="float">
            <text:p>0.020510773</text:p>
          </table:table-cell>
          <table:table-cell office:value-type="float" office:value="0.127218463520327" calcext:value-type="float">
            <text:p>0.1272184635</text:p>
          </table:table-cell>
          <table:table-cell table:number-columns-repeated="3"/>
        </table:table-row>
        <table:table-row table:style-name="ro1">
          <table:table-cell office:value-type="float" office:value="0.0499222618534" calcext:value-type="float">
            <text:p>0.0499222619</text:p>
          </table:table-cell>
          <table:table-cell office:value-type="float" office:value="0.164011504953637" calcext:value-type="float">
            <text:p>0.164011505</text:p>
          </table:table-cell>
          <table:table-cell table:number-columns-repeated="3"/>
        </table:table-row>
        <table:table-row table:style-name="ro1">
          <table:table-cell office:value-type="float" office:value="0.0144739599707" calcext:value-type="float">
            <text:p>0.01447396</text:p>
          </table:table-cell>
          <table:table-cell office:value-type="float" office:value="0.234216592228092" calcext:value-type="float">
            <text:p>0.2342165922</text:p>
          </table:table-cell>
          <table:table-cell table:number-columns-repeated="3"/>
        </table:table-row>
        <table:table-row table:style-name="ro1">
          <table:table-cell office:value-type="float" office:value="0.0573573193134" calcext:value-type="float">
            <text:p>0.0573573193</text:p>
          </table:table-cell>
          <table:table-cell office:value-type="float" office:value="0.236240251303005" calcext:value-type="float">
            <text:p>0.2362402513</text:p>
          </table:table-cell>
          <table:table-cell table:number-columns-repeated="3"/>
        </table:table-row>
        <table:table-row table:style-name="ro1">
          <table:table-cell office:value-type="float" office:value="0.0130885945449" calcext:value-type="float">
            <text:p>0.0130885945</text:p>
          </table:table-cell>
          <table:table-cell office:value-type="float" office:value="0.105779409152358" calcext:value-type="float">
            <text:p>0.1057794092</text:p>
          </table:table-cell>
          <table:table-cell table:number-columns-repeated="3"/>
        </table:table-row>
        <table:table-row table:style-name="ro1">
          <table:table-cell office:value-type="float" office:value="0.00807051909892" calcext:value-type="float">
            <text:p>0.0080705191</text:p>
          </table:table-cell>
          <table:table-cell office:value-type="float" office:value="0.191602860295508" calcext:value-type="float">
            <text:p>0.1916028603</text:p>
          </table:table-cell>
          <table:table-cell table:number-columns-repeated="3"/>
        </table:table-row>
        <table:table-row table:style-name="ro1">
          <table:table-cell office:value-type="float" office:value="0.00253756450831" calcext:value-type="float">
            <text:p>0.0025375645</text:p>
          </table:table-cell>
          <table:table-cell office:value-type="float" office:value="0.374580716006738" calcext:value-type="float">
            <text:p>0.374580716</text:p>
          </table:table-cell>
          <table:table-cell table:number-columns-repeated="3"/>
        </table:table-row>
        <table:table-row table:style-name="ro1">
          <table:table-cell office:value-type="float" office:value="0.0225957114737" calcext:value-type="float">
            <text:p>0.0225957115</text:p>
          </table:table-cell>
          <table:table-cell office:value-type="float" office:value="0.126111219519991" calcext:value-type="float">
            <text:p>0.1261112195</text:p>
          </table:table-cell>
          <table:table-cell table:number-columns-repeated="3"/>
        </table:table-row>
        <table:table-row table:style-name="ro1">
          <table:table-cell office:value-type="float" office:value="0.0234818213211" calcext:value-type="float">
            <text:p>0.0234818213</text:p>
          </table:table-cell>
          <table:table-cell office:value-type="float" office:value="0.208937686636315" calcext:value-type="float">
            <text:p>0.2089376866</text:p>
          </table:table-cell>
          <table:table-cell table:number-columns-repeated="3"/>
        </table:table-row>
        <table:table-row table:style-name="ro1">
          <table:table-cell office:value-type="float" office:value="0.0402578399968" calcext:value-type="float">
            <text:p>0.04025784</text:p>
          </table:table-cell>
          <table:table-cell office:value-type="float" office:value="0.247174314941762" calcext:value-type="float">
            <text:p>0.2471743149</text:p>
          </table:table-cell>
          <table:table-cell table:number-columns-repeated="3"/>
        </table:table-row>
        <table:table-row table:style-name="ro1">
          <table:table-cell office:value-type="float" office:value="0.0519737433684" calcext:value-type="float">
            <text:p>0.0519737434</text:p>
          </table:table-cell>
          <table:table-cell office:value-type="float" office:value="0.165930310473727" calcext:value-type="float">
            <text:p>0.1659303105</text:p>
          </table:table-cell>
          <table:table-cell table:number-columns-repeated="3"/>
        </table:table-row>
        <table:table-row table:style-name="ro1">
          <table:table-cell office:value-type="float" office:value="0.028277207989" calcext:value-type="float">
            <text:p>0.028277208</text:p>
          </table:table-cell>
          <table:table-cell office:value-type="float" office:value="0.280717408519529" calcext:value-type="float">
            <text:p>0.2807174085</text:p>
          </table:table-cell>
          <table:table-cell table:number-columns-repeated="3"/>
        </table:table-row>
        <table:table-row table:style-name="ro1">
          <table:table-cell office:value-type="float" office:value="0.0384837247631" calcext:value-type="float">
            <text:p>0.0384837248</text:p>
          </table:table-cell>
          <table:table-cell office:value-type="float" office:value="0.138011737907507" calcext:value-type="float">
            <text:p>0.1380117379</text:p>
          </table:table-cell>
          <table:table-cell table:number-columns-repeated="3"/>
        </table:table-row>
        <table:table-row table:style-name="ro1">
          <table:table-cell office:value-type="float" office:value="0.0109724999735" calcext:value-type="float">
            <text:p>0.0109725</text:p>
          </table:table-cell>
          <table:table-cell office:value-type="float" office:value="0.178659475039872" calcext:value-type="float">
            <text:p>0.178659475</text:p>
          </table:table-cell>
          <table:table-cell table:number-columns-repeated="3"/>
        </table:table-row>
        <table:table-row table:style-name="ro1">
          <table:table-cell office:value-type="float" office:value="0.0196892926158" calcext:value-type="float">
            <text:p>0.0196892926</text:p>
          </table:table-cell>
          <table:table-cell office:value-type="float" office:value="0.266439789264751" calcext:value-type="float">
            <text:p>0.2664397893</text:p>
          </table:table-cell>
          <table:table-cell table:number-columns-repeated="3"/>
        </table:table-row>
        <table:table-row table:style-name="ro1">
          <table:table-cell office:value-type="float" office:value="0.0146361171932" calcext:value-type="float">
            <text:p>0.0146361172</text:p>
          </table:table-cell>
          <table:table-cell office:value-type="float" office:value="2.8886847577232" calcext:value-type="float">
            <text:p>2.8886847577</text:p>
          </table:table-cell>
          <table:table-cell table:number-columns-repeated="3"/>
        </table:table-row>
        <table:table-row table:style-name="ro1">
          <table:table-cell office:value-type="float" office:value="0.0184398127685" calcext:value-type="float">
            <text:p>0.0184398128</text:p>
          </table:table-cell>
          <table:table-cell office:value-type="float" office:value="0.146383280518341" calcext:value-type="float">
            <text:p>0.1463832805</text:p>
          </table:table-cell>
          <table:table-cell table:number-columns-repeated="3"/>
        </table:table-row>
        <table:table-row table:style-name="ro1">
          <table:table-cell office:value-type="float" office:value="0.0120236465048" calcext:value-type="float">
            <text:p>0.0120236465</text:p>
          </table:table-cell>
          <table:table-cell office:value-type="float" office:value="0.146474535709394" calcext:value-type="float">
            <text:p>0.1464745357</text:p>
          </table:table-cell>
          <table:table-cell table:number-columns-repeated="3"/>
        </table:table-row>
        <table:table-row table:style-name="ro1">
          <table:table-cell office:value-type="float" office:value="0.00271367133079" calcext:value-type="float">
            <text:p>0.0027136713</text:p>
          </table:table-cell>
          <table:table-cell office:value-type="float" office:value="0.227215608911087" calcext:value-type="float">
            <text:p>0.2272156089</text:p>
          </table:table-cell>
          <table:table-cell table:number-columns-repeated="3"/>
        </table:table-row>
        <table:table-row table:style-name="ro1">
          <table:table-cell office:value-type="float" office:value="0.0222070534699" calcext:value-type="float">
            <text:p>0.0222070535</text:p>
          </table:table-cell>
          <table:table-cell office:value-type="float" office:value="0.222485329850197" calcext:value-type="float">
            <text:p>0.2224853299</text:p>
          </table:table-cell>
          <table:table-cell table:number-columns-repeated="3"/>
        </table:table-row>
        <table:table-row table:style-name="ro1">
          <table:table-cell office:value-type="float" office:value="0.0132208157525" calcext:value-type="float">
            <text:p>0.0132208158</text:p>
          </table:table-cell>
          <table:table-cell office:value-type="float" office:value="0.189402838242232" calcext:value-type="float">
            <text:p>0.1894028382</text:p>
          </table:table-cell>
          <table:table-cell table:number-columns-repeated="3"/>
        </table:table-row>
        <table:table-row table:style-name="ro1">
          <table:table-cell office:value-type="float" office:value="0.0304966564337" calcext:value-type="float">
            <text:p>0.0304966564</text:p>
          </table:table-cell>
          <table:table-cell office:value-type="float" office:value="0.183198466704642" calcext:value-type="float">
            <text:p>0.1831984667</text:p>
          </table:table-cell>
          <table:table-cell table:number-columns-repeated="3"/>
        </table:table-row>
        <table:table-row table:style-name="ro1">
          <table:table-cell office:value-type="float" office:value="0.00267446340745" calcext:value-type="float">
            <text:p>0.0026744634</text:p>
          </table:table-cell>
          <table:table-cell office:value-type="float" office:value="0.401979057341961" calcext:value-type="float">
            <text:p>0.4019790573</text:p>
          </table:table-cell>
          <table:table-cell table:number-columns-repeated="3"/>
        </table:table-row>
        <table:table-row table:style-name="ro1">
          <table:table-cell office:value-type="float" office:value="0.0253721203138" calcext:value-type="float">
            <text:p>0.0253721203</text:p>
          </table:table-cell>
          <table:table-cell office:value-type="float" office:value="0.294068550778655" calcext:value-type="float">
            <text:p>0.2940685508</text:p>
          </table:table-cell>
          <table:table-cell table:number-columns-repeated="3"/>
        </table:table-row>
        <table:table-row table:style-name="ro1">
          <table:table-cell office:value-type="float" office:value="0.0108159368472" calcext:value-type="float">
            <text:p>0.0108159368</text:p>
          </table:table-cell>
          <table:table-cell office:value-type="float" office:value="0.171304446329759" calcext:value-type="float">
            <text:p>0.1713044463</text:p>
          </table:table-cell>
          <table:table-cell table:number-columns-repeated="3"/>
        </table:table-row>
        <table:table-row table:style-name="ro1">
          <table:table-cell office:value-type="float" office:value="0.00902244313903" calcext:value-type="float">
            <text:p>0.0090224431</text:p>
          </table:table-cell>
          <table:table-cell office:value-type="float" office:value="0.110062567717177" calcext:value-type="float">
            <text:p>0.1100625677</text:p>
          </table:table-cell>
          <table:table-cell table:number-columns-repeated="3"/>
        </table:table-row>
        <table:table-row table:style-name="ro1">
          <table:table-cell office:value-type="float" office:value="0.0157818392805" calcext:value-type="float">
            <text:p>0.0157818393</text:p>
          </table:table-cell>
          <table:table-cell office:value-type="float" office:value="0.18835723039549" calcext:value-type="float">
            <text:p>0.1883572304</text:p>
          </table:table-cell>
          <table:table-cell table:number-columns-repeated="3"/>
        </table:table-row>
        <table:table-row table:style-name="ro1">
          <table:table-cell office:value-type="float" office:value="0.00722582151404" calcext:value-type="float">
            <text:p>0.0072258215</text:p>
          </table:table-cell>
          <table:table-cell office:value-type="float" office:value="0.224068901123901" calcext:value-type="float">
            <text:p>0.2240689011</text:p>
          </table:table-cell>
          <table:table-cell table:number-columns-repeated="3"/>
        </table:table-row>
        <table:table-row table:style-name="ro1">
          <table:table-cell office:value-type="float" office:value="0.00198768531803" calcext:value-type="float">
            <text:p>0.0019876853</text:p>
          </table:table-cell>
          <table:table-cell office:value-type="float" office:value="0.236790283379801" calcext:value-type="float">
            <text:p>0.2367902834</text:p>
          </table:table-cell>
          <table:table-cell table:number-columns-repeated="3"/>
        </table:table-row>
        <table:table-row table:style-name="ro1">
          <table:table-cell office:value-type="float" office:value="0.0165782104906" calcext:value-type="float">
            <text:p>0.0165782105</text:p>
          </table:table-cell>
          <table:table-cell office:value-type="float" office:value="0.104314619645598" calcext:value-type="float">
            <text:p>0.1043146196</text:p>
          </table:table-cell>
          <table:table-cell table:number-columns-repeated="3"/>
        </table:table-row>
        <table:table-row table:style-name="ro1">
          <table:table-cell office:value-type="float" office:value="0.0243478521449" calcext:value-type="float">
            <text:p>0.0243478521</text:p>
          </table:table-cell>
          <table:table-cell office:value-type="float" office:value="0.172559664918626" calcext:value-type="float">
            <text:p>0.1725596649</text:p>
          </table:table-cell>
          <table:table-cell table:number-columns-repeated="3"/>
        </table:table-row>
        <table:table-row table:style-name="ro1">
          <table:table-cell office:value-type="float" office:value="0.0605914355914" calcext:value-type="float">
            <text:p>0.0605914356</text:p>
          </table:table-cell>
          <table:table-cell office:value-type="float" office:value="0.223043054363895" calcext:value-type="float">
            <text:p>0.2230430544</text:p>
          </table:table-cell>
          <table:table-cell table:number-columns-repeated="3"/>
        </table:table-row>
        <table:table-row table:style-name="ro1">
          <table:table-cell office:value-type="float" office:value="0.0096676880686" calcext:value-type="float">
            <text:p>0.0096676881</text:p>
          </table:table-cell>
          <table:table-cell office:value-type="float" office:value="0.14540692771984" calcext:value-type="float">
            <text:p>0.1454069277</text:p>
          </table:table-cell>
          <table:table-cell table:number-columns-repeated="3"/>
        </table:table-row>
        <table:table-row table:style-name="ro1">
          <table:table-cell office:value-type="float" office:value="0.00558695510947" calcext:value-type="float">
            <text:p>0.0055869551</text:p>
          </table:table-cell>
          <table:table-cell office:value-type="float" office:value="0.246827775268751" calcext:value-type="float">
            <text:p>0.2468277753</text:p>
          </table:table-cell>
          <table:table-cell table:number-columns-repeated="3"/>
        </table:table-row>
        <table:table-row table:style-name="ro1">
          <table:table-cell office:value-type="float" office:value="0.0111130963016" calcext:value-type="float">
            <text:p>0.0111130963</text:p>
          </table:table-cell>
          <table:table-cell office:value-type="float" office:value="0.113622098962822" calcext:value-type="float">
            <text:p>0.113622099</text:p>
          </table:table-cell>
          <table:table-cell table:number-columns-repeated="3"/>
        </table:table-row>
        <table:table-row table:style-name="ro1">
          <table:table-cell office:value-type="float" office:value="0.0333365418552" calcext:value-type="float">
            <text:p>0.0333365419</text:p>
          </table:table-cell>
          <table:table-cell office:value-type="float" office:value="0.119544199958582" calcext:value-type="float">
            <text:p>0.1195442</text:p>
          </table:table-cell>
          <table:table-cell table:number-columns-repeated="3"/>
        </table:table-row>
        <table:table-row table:style-name="ro1">
          <table:table-cell office:value-type="float" office:value="0.0331529885704" calcext:value-type="float">
            <text:p>0.0331529886</text:p>
          </table:table-cell>
          <table:table-cell office:value-type="float" office:value="0.1788476128416" calcext:value-type="float">
            <text:p>0.1788476128</text:p>
          </table:table-cell>
          <table:table-cell table:number-columns-repeated="3"/>
        </table:table-row>
        <table:table-row table:style-name="ro1">
          <table:table-cell office:value-type="float" office:value="0.0157475060888" calcext:value-type="float">
            <text:p>0.0157475061</text:p>
          </table:table-cell>
          <table:table-cell office:value-type="float" office:value="0.0893009431068197" calcext:value-type="float">
            <text:p>0.0893009431</text:p>
          </table:table-cell>
          <table:table-cell table:number-columns-repeated="3"/>
        </table:table-row>
        <table:table-row table:style-name="ro1">
          <table:table-cell office:value-type="float" office:value="0.00765476315882" calcext:value-type="float">
            <text:p>0.0076547632</text:p>
          </table:table-cell>
          <table:table-cell office:value-type="float" office:value="0.19202586850505" calcext:value-type="float">
            <text:p>0.1920258685</text:p>
          </table:table-cell>
          <table:table-cell table:number-columns-repeated="3"/>
        </table:table-row>
        <table:table-row table:style-name="ro1">
          <table:table-cell office:value-type="float" office:value="0.0206082865236" calcext:value-type="float">
            <text:p>0.0206082865</text:p>
          </table:table-cell>
          <table:table-cell office:value-type="float" office:value="0.0885862966752407" calcext:value-type="float">
            <text:p>0.0885862967</text:p>
          </table:table-cell>
          <table:table-cell table:number-columns-repeated="3"/>
        </table:table-row>
        <table:table-row table:style-name="ro1">
          <table:table-cell office:value-type="float" office:value="0.0155726935161" calcext:value-type="float">
            <text:p>0.0155726935</text:p>
          </table:table-cell>
          <table:table-cell office:value-type="float" office:value="0.232623623535489" calcext:value-type="float">
            <text:p>0.2326236235</text:p>
          </table:table-cell>
          <table:table-cell table:number-columns-repeated="3"/>
        </table:table-row>
        <table:table-row table:style-name="ro1">
          <table:table-cell office:value-type="float" office:value="0.0184696569921" calcext:value-type="float">
            <text:p>0.018469657</text:p>
          </table:table-cell>
          <table:table-cell office:value-type="float" office:value="0.146306989816311" calcext:value-type="float">
            <text:p>0.1463069898</text:p>
          </table:table-cell>
          <table:table-cell table:number-columns-repeated="3"/>
        </table:table-row>
        <table:table-row table:style-name="ro1">
          <table:table-cell office:value-type="float" office:value="0.020196416831" calcext:value-type="float">
            <text:p>0.0201964168</text:p>
          </table:table-cell>
          <table:table-cell office:value-type="float" office:value="0.196528458800843" calcext:value-type="float">
            <text:p>0.1965284588</text:p>
          </table:table-cell>
          <table:table-cell table:number-columns-repeated="3"/>
        </table:table-row>
        <table:table-row table:style-name="ro1">
          <table:table-cell office:value-type="float" office:value="0.0324811258323" calcext:value-type="float">
            <text:p>0.0324811258</text:p>
          </table:table-cell>
          <table:table-cell office:value-type="float" office:value="0.106962472554392" calcext:value-type="float">
            <text:p>0.1069624726</text:p>
          </table:table-cell>
          <table:table-cell table:number-columns-repeated="3"/>
        </table:table-row>
        <table:table-row table:style-name="ro1">
          <table:table-cell office:value-type="float" office:value="0.00888050430221" calcext:value-type="float">
            <text:p>0.0088805043</text:p>
          </table:table-cell>
          <table:table-cell office:value-type="float" office:value="0.126925424572933" calcext:value-type="float">
            <text:p>0.1269254246</text:p>
          </table:table-cell>
          <table:table-cell table:number-columns-repeated="3"/>
        </table:table-row>
        <table:table-row table:style-name="ro1">
          <table:table-cell office:value-type="float" office:value="0.0304022739912" calcext:value-type="float">
            <text:p>0.030402274</text:p>
          </table:table-cell>
          <table:table-cell office:value-type="float" office:value="0.135256074483905" calcext:value-type="float">
            <text:p>0.1352560745</text:p>
          </table:table-cell>
          <table:table-cell table:number-columns-repeated="3"/>
        </table:table-row>
        <table:table-row table:style-name="ro1">
          <table:table-cell office:value-type="float" office:value="0.0110366922718" calcext:value-type="float">
            <text:p>0.0110366923</text:p>
          </table:table-cell>
          <table:table-cell office:value-type="float" office:value="0.111986767248099" calcext:value-type="float">
            <text:p>0.1119867672</text:p>
          </table:table-cell>
          <table:table-cell table:number-columns-repeated="3"/>
        </table:table-row>
        <table:table-row table:style-name="ro1">
          <table:table-cell office:value-type="float" office:value="0.0147034187704" calcext:value-type="float">
            <text:p>0.0147034188</text:p>
          </table:table-cell>
          <table:table-cell office:value-type="float" office:value="0.198516955421863" calcext:value-type="float">
            <text:p>0.1985169554</text:p>
          </table:table-cell>
          <table:table-cell table:number-columns-repeated="3"/>
        </table:table-row>
        <table:table-row table:style-name="ro1">
          <table:table-cell office:value-type="float" office:value="0.0200530435345" calcext:value-type="float">
            <text:p>0.0200530435</text:p>
          </table:table-cell>
          <table:table-cell office:value-type="float" office:value="0.24280819938409" calcext:value-type="float">
            <text:p>0.2428081994</text:p>
          </table:table-cell>
          <table:table-cell table:number-columns-repeated="3"/>
        </table:table-row>
        <table:table-row table:style-name="ro1">
          <table:table-cell office:value-type="float" office:value="0.0590912707886" calcext:value-type="float">
            <text:p>0.0590912708</text:p>
          </table:table-cell>
          <table:table-cell office:value-type="float" office:value="0.19714950620975" calcext:value-type="float">
            <text:p>0.1971495062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0386271462007" calcext:value-type="float">
            <text:p>0.0386271462</text:p>
          </table:table-cell>
          <table:table-cell office:value-type="float" office:value="0.243541415922779" calcext:value-type="float">
            <text:p>0.2435414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6560410369" calcext:value-type="float">
            <text:p>0.014656041</text:p>
          </table:table-cell>
          <table:table-cell office:value-type="float" office:value="0.14731775162775" calcext:value-type="float">
            <text:p>0.1473177516</text:p>
          </table:table-cell>
          <table:table-cell table:number-columns-repeated="3"/>
        </table:table-row>
        <table:table-row table:style-name="ro1">
          <table:table-cell office:value-type="float" office:value="0.0187542127592" calcext:value-type="float">
            <text:p>0.0187542128</text:p>
          </table:table-cell>
          <table:table-cell office:value-type="float" office:value="0.0996826388169144" calcext:value-type="float">
            <text:p>0.0996826388</text:p>
          </table:table-cell>
          <table:table-cell table:number-columns-repeated="3"/>
        </table:table-row>
        <table:table-row table:style-name="ro1">
          <table:table-cell office:value-type="float" office:value="0.00744343724667" calcext:value-type="float">
            <text:p>0.0074434372</text:p>
          </table:table-cell>
          <table:table-cell office:value-type="float" office:value="0.239046299315606" calcext:value-type="float">
            <text:p>0.2390462993</text:p>
          </table:table-cell>
          <table:table-cell table:number-columns-repeated="3"/>
        </table:table-row>
        <table:table-row table:style-name="ro1">
          <table:table-cell office:value-type="float" office:value="0.0029123643103" calcext:value-type="float">
            <text:p>0.0029123643</text:p>
          </table:table-cell>
          <table:table-cell office:value-type="float" office:value="0.17347351876036" calcext:value-type="float">
            <text:p>0.1734735188</text:p>
          </table:table-cell>
          <table:table-cell table:number-columns-repeated="3"/>
        </table:table-row>
        <table:table-row table:style-name="ro1">
          <table:table-cell office:value-type="float" office:value="0.0233122171946" calcext:value-type="float">
            <text:p>0.0233122172</text:p>
          </table:table-cell>
          <table:table-cell office:value-type="float" office:value="0.11786909914172" calcext:value-type="float">
            <text:p>0.1178690991</text:p>
          </table:table-cell>
          <table:table-cell table:number-columns-repeated="3"/>
        </table:table-row>
        <table:table-row table:style-name="ro1">
          <table:table-cell office:value-type="float" office:value="0.0307834757835" calcext:value-type="float">
            <text:p>0.0307834758</text:p>
          </table:table-cell>
          <table:table-cell office:value-type="float" office:value="0.190266672253712" calcext:value-type="float">
            <text:p>0.1902666723</text:p>
          </table:table-cell>
          <table:table-cell table:number-columns-repeated="3"/>
        </table:table-row>
        <table:table-row table:style-name="ro1">
          <table:table-cell office:value-type="float" office:value="0.0220000450359" calcext:value-type="float">
            <text:p>0.022000045</text:p>
          </table:table-cell>
          <table:table-cell office:value-type="float" office:value="0.204550886502729" calcext:value-type="float">
            <text:p>0.2045508865</text:p>
          </table:table-cell>
          <table:table-cell table:number-columns-repeated="3"/>
        </table:table-row>
        <table:table-row table:style-name="ro1">
          <table:table-cell office:value-type="float" office:value="0.0179282633103" calcext:value-type="float">
            <text:p>0.0179282633</text:p>
          </table:table-cell>
          <table:table-cell office:value-type="float" office:value="0.244124612402717" calcext:value-type="float">
            <text:p>0.2441246124</text:p>
          </table:table-cell>
          <table:table-cell table:number-columns-repeated="3"/>
        </table:table-row>
        <table:table-row table:style-name="ro1">
          <table:table-cell office:value-type="float" office:value="0.0245975378788" calcext:value-type="float">
            <text:p>0.0245975379</text:p>
          </table:table-cell>
          <table:table-cell office:value-type="float" office:value="0.228591225692866" calcext:value-type="float">
            <text:p>0.2285912257</text:p>
          </table:table-cell>
          <table:table-cell table:number-columns-repeated="3"/>
        </table:table-row>
        <table:table-row table:style-name="ro1">
          <table:table-cell office:value-type="float" office:value="0.00836604267311" calcext:value-type="float">
            <text:p>0.0083660427</text:p>
          </table:table-cell>
          <table:table-cell office:value-type="float" office:value="0.13408493497374" calcext:value-type="float">
            <text:p>0.134084935</text:p>
          </table:table-cell>
          <table:table-cell table:number-columns-repeated="3"/>
        </table:table-row>
        <table:table-row table:style-name="ro1">
          <table:table-cell office:value-type="float" office:value="0.0203642365642" calcext:value-type="float">
            <text:p>0.0203642366</text:p>
          </table:table-cell>
          <table:table-cell office:value-type="float" office:value="0.146102905868366" calcext:value-type="float">
            <text:p>0.1461029059</text:p>
          </table:table-cell>
          <table:table-cell table:number-columns-repeated="3"/>
        </table:table-row>
        <table:table-row table:style-name="ro1">
          <table:table-cell office:value-type="float" office:value="0.0473209925867" calcext:value-type="float">
            <text:p>0.0473209926</text:p>
          </table:table-cell>
          <table:table-cell office:value-type="float" office:value="0.228581972224768" calcext:value-type="float">
            <text:p>0.2285819722</text:p>
          </table:table-cell>
          <table:table-cell table:number-columns-repeated="3"/>
        </table:table-row>
        <table:table-row table:style-name="ro1">
          <table:table-cell office:value-type="float" office:value="0.0249117378714" calcext:value-type="float">
            <text:p>0.0249117379</text:p>
          </table:table-cell>
          <table:table-cell office:value-type="float" office:value="0.171802408551886" calcext:value-type="float">
            <text:p>0.1718024086</text:p>
          </table:table-cell>
          <table:table-cell table:number-columns-repeated="3"/>
        </table:table-row>
        <table:table-row table:style-name="ro1">
          <table:table-cell office:value-type="float" office:value="0.0201815105368" calcext:value-type="float">
            <text:p>0.0201815105</text:p>
          </table:table-cell>
          <table:table-cell office:value-type="float" office:value="0.127526999974261" calcext:value-type="float">
            <text:p>0.127527</text:p>
          </table:table-cell>
          <table:table-cell table:number-columns-repeated="3"/>
        </table:table-row>
        <table:table-row table:style-name="ro1">
          <table:table-cell office:value-type="float" office:value="0.0509255260961" calcext:value-type="float">
            <text:p>0.0509255261</text:p>
          </table:table-cell>
          <table:table-cell office:value-type="float" office:value="0.177817430386899" calcext:value-type="float">
            <text:p>0.1778174304</text:p>
          </table:table-cell>
          <table:table-cell table:number-columns-repeated="3"/>
        </table:table-row>
        <table:table-row table:style-name="ro1">
          <table:table-cell office:value-type="float" office:value="0.0120202304772" calcext:value-type="float">
            <text:p>0.0120202305</text:p>
          </table:table-cell>
          <table:table-cell office:value-type="float" office:value="0.24082645122315" calcext:value-type="float">
            <text:p>0.2408264512</text:p>
          </table:table-cell>
          <table:table-cell table:number-columns-repeated="3"/>
        </table:table-row>
        <table:table-row table:style-name="ro1">
          <table:table-cell office:value-type="float" office:value="0.0784205962457" calcext:value-type="float">
            <text:p>0.0784205962</text:p>
          </table:table-cell>
          <table:table-cell office:value-type="float" office:value="0.238589930298939" calcext:value-type="float">
            <text:p>0.2385899303</text:p>
          </table:table-cell>
          <table:table-cell table:number-columns-repeated="3"/>
        </table:table-row>
        <table:table-row table:style-name="ro1">
          <table:table-cell office:value-type="float" office:value="0.0128974412028" calcext:value-type="float">
            <text:p>0.0128974412</text:p>
          </table:table-cell>
          <table:table-cell office:value-type="float" office:value="0.103380009425803" calcext:value-type="float">
            <text:p>0.1033800094</text:p>
          </table:table-cell>
          <table:table-cell table:number-columns-repeated="3"/>
        </table:table-row>
        <table:table-row table:style-name="ro1">
          <table:table-cell office:value-type="float" office:value="0.00885096882226" calcext:value-type="float">
            <text:p>0.0088509688</text:p>
          </table:table-cell>
          <table:table-cell office:value-type="float" office:value="0.190396701778977" calcext:value-type="float">
            <text:p>0.1903967018</text:p>
          </table:table-cell>
          <table:table-cell table:number-columns-repeated="3"/>
        </table:table-row>
        <table:table-row table:style-name="ro1">
          <table:table-cell office:value-type="float" office:value="0.00357512060648" calcext:value-type="float">
            <text:p>0.0035751206</text:p>
          </table:table-cell>
          <table:table-cell office:value-type="float" office:value="0.182661882963128" calcext:value-type="float">
            <text:p>0.182661883</text:p>
          </table:table-cell>
          <table:table-cell table:number-columns-repeated="3"/>
        </table:table-row>
        <table:table-row table:style-name="ro1">
          <table:table-cell office:value-type="float" office:value="0.0232217955751" calcext:value-type="float">
            <text:p>0.0232217956</text:p>
          </table:table-cell>
          <table:table-cell office:value-type="float" office:value="0.125576926613668" calcext:value-type="float">
            <text:p>0.1255769266</text:p>
          </table:table-cell>
          <table:table-cell table:number-columns-repeated="3"/>
        </table:table-row>
        <table:table-row table:style-name="ro1">
          <table:table-cell office:value-type="float" office:value="0.0245552276924" calcext:value-type="float">
            <text:p>0.0245552277</text:p>
          </table:table-cell>
          <table:table-cell office:value-type="float" office:value="0.179978310492851" calcext:value-type="float">
            <text:p>0.1799783105</text:p>
          </table:table-cell>
          <table:table-cell table:number-columns-repeated="3"/>
        </table:table-row>
        <table:table-row table:style-name="ro1">
          <table:table-cell office:value-type="float" office:value="0.0427541208791" calcext:value-type="float">
            <text:p>0.0427541209</text:p>
          </table:table-cell>
          <table:table-cell office:value-type="float" office:value="0.246972208853399" calcext:value-type="float">
            <text:p>0.2469722089</text:p>
          </table:table-cell>
          <table:table-cell table:number-columns-repeated="3"/>
        </table:table-row>
        <table:table-row table:style-name="ro1">
          <table:table-cell office:value-type="float" office:value="0.0546225297675" calcext:value-type="float">
            <text:p>0.0546225298</text:p>
          </table:table-cell>
          <table:table-cell office:value-type="float" office:value="0.168009617627099" calcext:value-type="float">
            <text:p>0.1680096176</text:p>
          </table:table-cell>
          <table:table-cell table:number-columns-repeated="3"/>
        </table:table-row>
        <table:table-row table:style-name="ro1">
          <table:table-cell office:value-type="float" office:value="0.0287939338047" calcext:value-type="float">
            <text:p>0.0287939338</text:p>
          </table:table-cell>
          <table:table-cell office:value-type="float" office:value="0.197107526712307" calcext:value-type="float">
            <text:p>0.1971075267</text:p>
          </table:table-cell>
          <table:table-cell table:number-columns-repeated="3"/>
        </table:table-row>
        <table:table-row table:style-name="ro1">
          <table:table-cell office:value-type="float" office:value="0.0390110296839" calcext:value-type="float">
            <text:p>0.0390110297</text:p>
          </table:table-cell>
          <table:table-cell office:value-type="float" office:value="0.142236759329622" calcext:value-type="float">
            <text:p>0.1422367593</text:p>
          </table:table-cell>
          <table:table-cell table:number-columns-repeated="3"/>
        </table:table-row>
        <table:table-row table:style-name="ro1">
          <table:table-cell office:value-type="float" office:value="0.0105669184143" calcext:value-type="float">
            <text:p>0.0105669184</text:p>
          </table:table-cell>
          <table:table-cell office:value-type="float" office:value="0.181266332074014" calcext:value-type="float">
            <text:p>0.1812663321</text:p>
          </table:table-cell>
          <table:table-cell table:number-columns-repeated="3"/>
        </table:table-row>
        <table:table-row table:style-name="ro1">
          <table:table-cell office:value-type="float" office:value="0.0199569524895" calcext:value-type="float">
            <text:p>0.0199569525</text:p>
          </table:table-cell>
          <table:table-cell office:value-type="float" office:value="0.166214594610179" calcext:value-type="float">
            <text:p>0.1662145946</text:p>
          </table:table-cell>
          <table:table-cell table:number-columns-repeated="3"/>
        </table:table-row>
        <table:table-row table:style-name="ro1">
          <table:table-cell office:value-type="float" office:value="0.0162844530577" calcext:value-type="float">
            <text:p>0.0162844531</text:p>
          </table:table-cell>
          <table:table-cell office:value-type="float" office:value="0.123778048652313" calcext:value-type="float">
            <text:p>0.1237780487</text:p>
          </table:table-cell>
          <table:table-cell table:number-columns-repeated="3"/>
        </table:table-row>
        <table:table-row table:style-name="ro1">
          <table:table-cell office:value-type="float" office:value="0.0251785714286" calcext:value-type="float">
            <text:p>0.0251785714</text:p>
          </table:table-cell>
          <table:table-cell office:value-type="float" office:value="0.0792607512882932" calcext:value-type="float">
            <text:p>0.0792607513</text:p>
          </table:table-cell>
          <table:table-cell table:number-columns-repeated="3"/>
        </table:table-row>
        <table:table-row table:style-name="ro1">
          <table:table-cell office:value-type="float" office:value="0.0115146752315" calcext:value-type="float">
            <text:p>0.0115146752</text:p>
          </table:table-cell>
          <table:table-cell office:value-type="float" office:value="0.147834288017309" calcext:value-type="float">
            <text:p>0.147834288</text:p>
          </table:table-cell>
          <table:table-cell table:number-columns-repeated="3"/>
        </table:table-row>
        <table:table-row table:style-name="ro1">
          <table:table-cell office:value-type="float" office:value="0.00302265774495" calcext:value-type="float">
            <text:p>0.0030226577</text:p>
          </table:table-cell>
          <table:table-cell office:value-type="float" office:value="0.230370626238649" calcext:value-type="float">
            <text:p>0.2303706262</text:p>
          </table:table-cell>
          <table:table-cell table:number-columns-repeated="3"/>
        </table:table-row>
        <table:table-row table:style-name="ro1">
          <table:table-cell office:value-type="float" office:value="0.0242899048437" calcext:value-type="float">
            <text:p>0.0242899048</text:p>
          </table:table-cell>
          <table:table-cell office:value-type="float" office:value="0.224985220010755" calcext:value-type="float">
            <text:p>0.22498522</text:p>
          </table:table-cell>
          <table:table-cell table:number-columns-repeated="3"/>
        </table:table-row>
        <table:table-row table:style-name="ro1">
          <table:table-cell office:value-type="float" office:value="0.0139092728486" calcext:value-type="float">
            <text:p>0.0139092728</text:p>
          </table:table-cell>
          <table:table-cell office:value-type="float" office:value="0.192840819054273" calcext:value-type="float">
            <text:p>0.1928408191</text:p>
          </table:table-cell>
          <table:table-cell table:number-columns-repeated="3"/>
        </table:table-row>
        <table:table-row table:style-name="ro1">
          <table:table-cell office:value-type="float" office:value="0.0318660032664" calcext:value-type="float">
            <text:p>0.0318660033</text:p>
          </table:table-cell>
          <table:table-cell office:value-type="float" office:value="0.186009861140277" calcext:value-type="float">
            <text:p>0.1860098611</text:p>
          </table:table-cell>
          <table:table-cell table:number-columns-repeated="3"/>
        </table:table-row>
        <table:table-row table:style-name="ro1">
          <table:table-cell office:value-type="float" office:value="0.00229963570128" calcext:value-type="float">
            <text:p>0.0022996357</text:p>
          </table:table-cell>
          <table:table-cell office:value-type="float" office:value="22.4547692375131" calcext:value-type="float">
            <text:p>22.4547692375</text:p>
          </table:table-cell>
          <table:table-cell table:number-columns-repeated="3"/>
        </table:table-row>
        <table:table-row table:style-name="ro1">
          <table:table-cell office:value-type="float" office:value="0.0256580057912" calcext:value-type="float">
            <text:p>0.0256580058</text:p>
          </table:table-cell>
          <table:table-cell office:value-type="float" office:value="0.221147311925928" calcext:value-type="float">
            <text:p>0.2211473119</text:p>
          </table:table-cell>
          <table:table-cell table:number-columns-repeated="3"/>
        </table:table-row>
        <table:table-row table:style-name="ro1">
          <table:table-cell office:value-type="float" office:value="0.0102531910442" calcext:value-type="float">
            <text:p>0.010253191</text:p>
          </table:table-cell>
          <table:table-cell office:value-type="float" office:value="0.176699818403572" calcext:value-type="float">
            <text:p>0.1766998184</text:p>
          </table:table-cell>
          <table:table-cell table:number-columns-repeated="3"/>
        </table:table-row>
        <table:table-row table:style-name="ro1">
          <table:table-cell office:value-type="float" office:value="0.0101424553962" calcext:value-type="float">
            <text:p>0.0101424554</text:p>
          </table:table-cell>
          <table:table-cell office:value-type="float" office:value="0.112877285356589" calcext:value-type="float">
            <text:p>0.1128772854</text:p>
          </table:table-cell>
          <table:table-cell table:number-columns-repeated="3"/>
        </table:table-row>
        <table:table-row table:style-name="ro1">
          <table:table-cell office:value-type="float" office:value="0.0180932916566" calcext:value-type="float">
            <text:p>0.0180932917</text:p>
          </table:table-cell>
          <table:table-cell office:value-type="float" office:value="0.190441134463534" calcext:value-type="float">
            <text:p>0.1904411345</text:p>
          </table:table-cell>
          <table:table-cell table:number-columns-repeated="3"/>
        </table:table-row>
        <table:table-row table:style-name="ro1">
          <table:table-cell office:value-type="float" office:value="0.0077166530351" calcext:value-type="float">
            <text:p>0.007716653</text:p>
          </table:table-cell>
          <table:table-cell office:value-type="float" office:value="0.225490375188971" calcext:value-type="float">
            <text:p>0.2254903752</text:p>
          </table:table-cell>
          <table:table-cell table:number-columns-repeated="3"/>
        </table:table-row>
        <table:table-row table:style-name="ro1">
          <table:table-cell office:value-type="float" office:value="0.00275010143817" calcext:value-type="float">
            <text:p>0.0027501014</text:p>
          </table:table-cell>
          <table:table-cell office:value-type="float" office:value="0.23927054784049" calcext:value-type="float">
            <text:p>0.2392705478</text:p>
          </table:table-cell>
          <table:table-cell table:number-columns-repeated="3"/>
        </table:table-row>
        <table:table-row table:style-name="ro1">
          <table:table-cell office:value-type="float" office:value="0.0164378918827" calcext:value-type="float">
            <text:p>0.0164378919</text:p>
          </table:table-cell>
          <table:table-cell office:value-type="float" office:value="0.107020086609423" calcext:value-type="float">
            <text:p>0.1070200866</text:p>
          </table:table-cell>
          <table:table-cell table:number-columns-repeated="3"/>
        </table:table-row>
        <table:table-row table:style-name="ro1">
          <table:table-cell office:value-type="float" office:value="0.0260411740597" calcext:value-type="float">
            <text:p>0.0260411741</text:p>
          </table:table-cell>
          <table:table-cell office:value-type="float" office:value="0.172304860537769" calcext:value-type="float">
            <text:p>0.1723048605</text:p>
          </table:table-cell>
          <table:table-cell table:number-columns-repeated="3"/>
        </table:table-row>
        <table:table-row table:style-name="ro1">
          <table:table-cell office:value-type="float" office:value="0.0768153360671" calcext:value-type="float">
            <text:p>0.0768153361</text:p>
          </table:table-cell>
          <table:table-cell office:value-type="float" office:value="0.23239336017236" calcext:value-type="float">
            <text:p>0.2323933602</text:p>
          </table:table-cell>
          <table:table-cell table:number-columns-repeated="3"/>
        </table:table-row>
        <table:table-row table:style-name="ro1">
          <table:table-cell office:value-type="float" office:value="0.00974729679005" calcext:value-type="float">
            <text:p>0.0097472968</text:p>
          </table:table-cell>
          <table:table-cell office:value-type="float" office:value="0.145614179030733" calcext:value-type="float">
            <text:p>0.145614179</text:p>
          </table:table-cell>
          <table:table-cell table:number-columns-repeated="3"/>
        </table:table-row>
        <table:table-row table:style-name="ro1">
          <table:table-cell office:value-type="float" office:value="0.00528605433801" calcext:value-type="float">
            <text:p>0.0052860543</text:p>
          </table:table-cell>
          <table:table-cell office:value-type="float" office:value="0.212727680366937" calcext:value-type="float">
            <text:p>0.2127276804</text:p>
          </table:table-cell>
          <table:table-cell table:number-columns-repeated="3"/>
        </table:table-row>
        <table:table-row table:style-name="ro1">
          <table:table-cell office:value-type="float" office:value="0.0135026051222" calcext:value-type="float">
            <text:p>0.0135026051</text:p>
          </table:table-cell>
          <table:table-cell office:value-type="float" office:value="0.101235650530759" calcext:value-type="float">
            <text:p>0.1012356505</text:p>
          </table:table-cell>
          <table:table-cell table:number-columns-repeated="3"/>
        </table:table-row>
        <table:table-row table:style-name="ro1">
          <table:table-cell office:value-type="float" office:value="0.0381825717542" calcext:value-type="float">
            <text:p>0.0381825718</text:p>
          </table:table-cell>
          <table:table-cell office:value-type="float" office:value="0.120650224621188" calcext:value-type="float">
            <text:p>0.1206502246</text:p>
          </table:table-cell>
          <table:table-cell table:number-columns-repeated="3"/>
        </table:table-row>
        <table:table-row table:style-name="ro1">
          <table:table-cell office:value-type="float" office:value="0.0355776347647" calcext:value-type="float">
            <text:p>0.0355776348</text:p>
          </table:table-cell>
          <table:table-cell office:value-type="float" office:value="0.177967354427741" calcext:value-type="float">
            <text:p>0.1779673544</text:p>
          </table:table-cell>
          <table:table-cell table:number-columns-repeated="3"/>
        </table:table-row>
        <table:table-row table:style-name="ro1">
          <table:table-cell office:value-type="float" office:value="0.0147809759337" calcext:value-type="float">
            <text:p>0.0147809759</text:p>
          </table:table-cell>
          <table:table-cell office:value-type="float" office:value="0.0901602393579374" calcext:value-type="float">
            <text:p>0.0901602394</text:p>
          </table:table-cell>
          <table:table-cell table:number-columns-repeated="3"/>
        </table:table-row>
        <table:table-row table:style-name="ro1">
          <table:table-cell office:value-type="float" office:value="0.00694271371097" calcext:value-type="float">
            <text:p>0.0069427137</text:p>
          </table:table-cell>
          <table:table-cell office:value-type="float" office:value="0.17873377095717" calcext:value-type="float">
            <text:p>0.178733771</text:p>
          </table:table-cell>
          <table:table-cell table:number-columns-repeated="3"/>
        </table:table-row>
        <table:table-row table:style-name="ro1">
          <table:table-cell office:value-type="float" office:value="0.0169788137171" calcext:value-type="float">
            <text:p>0.0169788137</text:p>
          </table:table-cell>
          <table:table-cell office:value-type="float" office:value="0.111115449747245" calcext:value-type="float">
            <text:p>0.1111154497</text:p>
          </table:table-cell>
          <table:table-cell table:number-columns-repeated="3"/>
        </table:table-row>
        <table:table-row table:style-name="ro1">
          <table:table-cell office:value-type="float" office:value="0.0189395287058" calcext:value-type="float">
            <text:p>0.0189395287</text:p>
          </table:table-cell>
          <table:table-cell office:value-type="float" office:value="0.215199140700586" calcext:value-type="float">
            <text:p>0.2151991407</text:p>
          </table:table-cell>
          <table:table-cell table:number-columns-repeated="3"/>
        </table:table-row>
        <table:table-row table:style-name="ro1">
          <table:table-cell office:value-type="float" office:value="0.0186437040614" calcext:value-type="float">
            <text:p>0.0186437041</text:p>
          </table:table-cell>
          <table:table-cell office:value-type="float" office:value="0.143735497785305" calcext:value-type="float">
            <text:p>0.1437354978</text:p>
          </table:table-cell>
          <table:table-cell table:number-columns-repeated="3"/>
        </table:table-row>
        <table:table-row table:style-name="ro1">
          <table:table-cell office:value-type="float" office:value="0.0231597961422" calcext:value-type="float">
            <text:p>0.0231597961</text:p>
          </table:table-cell>
          <table:table-cell office:value-type="float" office:value="0.200411814718524" calcext:value-type="float">
            <text:p>0.2004118147</text:p>
          </table:table-cell>
          <table:table-cell table:number-columns-repeated="3"/>
        </table:table-row>
        <table:table-row table:style-name="ro1">
          <table:table-cell office:value-type="float" office:value="0.0314541252135" calcext:value-type="float">
            <text:p>0.0314541252</text:p>
          </table:table-cell>
          <table:table-cell office:value-type="float" office:value="0.104308243348906" calcext:value-type="float">
            <text:p>0.1043082433</text:p>
          </table:table-cell>
          <table:table-cell table:number-columns-repeated="3"/>
        </table:table-row>
        <table:table-row table:style-name="ro1">
          <table:table-cell office:value-type="float" office:value="0.00766283524904" calcext:value-type="float">
            <text:p>0.0076628352</text:p>
          </table:table-cell>
          <table:table-cell office:value-type="float" office:value="0.128577293823123" calcext:value-type="float">
            <text:p>0.1285772938</text:p>
          </table:table-cell>
          <table:table-cell table:number-columns-repeated="3"/>
        </table:table-row>
        <table:table-row table:style-name="ro1">
          <table:table-cell office:value-type="float" office:value="0.0367175403672" calcext:value-type="float">
            <text:p>0.0367175404</text:p>
          </table:table-cell>
          <table:table-cell office:value-type="float" office:value="0.152970526834365" calcext:value-type="float">
            <text:p>0.1529705268</text:p>
          </table:table-cell>
          <table:table-cell table:number-columns-repeated="3"/>
        </table:table-row>
        <table:table-row table:style-name="ro1">
          <table:table-cell office:value-type="float" office:value="0.011641113004" calcext:value-type="float">
            <text:p>0.011641113</text:p>
          </table:table-cell>
          <table:table-cell office:value-type="float" office:value="0.113034192774116" calcext:value-type="float">
            <text:p>0.1130341928</text:p>
          </table:table-cell>
          <table:table-cell table:number-columns-repeated="3"/>
        </table:table-row>
        <table:table-row table:style-name="ro1">
          <table:table-cell office:value-type="float" office:value="0.0153972872079" calcext:value-type="float">
            <text:p>0.0153972872</text:p>
          </table:table-cell>
          <table:table-cell office:value-type="float" office:value="0.200918157245191" calcext:value-type="float">
            <text:p>0.2009181572</text:p>
          </table:table-cell>
          <table:table-cell table:number-columns-repeated="3"/>
        </table:table-row>
        <table:table-row table:style-name="ro1">
          <table:table-cell office:value-type="float" office:value="0.0196189169928" calcext:value-type="float">
            <text:p>0.019618917</text:p>
          </table:table-cell>
          <table:table-cell office:value-type="float" office:value="0.246095324849066" calcext:value-type="float">
            <text:p>0.2460953248</text:p>
          </table:table-cell>
          <table:table-cell table:number-columns-repeated="3"/>
        </table:table-row>
        <table:table-row table:style-name="ro1">
          <table:table-cell office:value-type="float" office:value="0.0692866590567" calcext:value-type="float">
            <text:p>0.0692866591</text:p>
          </table:table-cell>
          <table:table-cell office:value-type="float" office:value="2.35522240725917" calcext:value-type="float">
            <text:p>2.3552224073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4950620975" calcext:value-type="float">
            <text:p>0.197149506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4950620975" calcext:value-type="float">
            <text:p>0.19714950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4950620975" calcext:value-type="float">
            <text:p>0.19714950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4950620975" calcext:value-type="float">
            <text:p>0.1971495062</text:p>
          </table:table-cell>
          <table:table-cell table:number-columns-repeated="3"/>
        </table:table-row>
        <table:table-row table:style-name="ro1">
          <table:table-cell table:style-name="ce1" office:value-type="float" office:value="0.0000120345632657" calcext:value-type="float">
            <text:p>1.20E-05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29808415264" calcext:value-type="float">
            <text:p>11.0929808415</text:p>
          </table:table-cell>
          <table:table-cell table:number-columns-repeated="3"/>
        </table:table-row>
        <table:table-row table:style-name="ro1">
          <table:table-cell table:style-name="ce1" office:value-type="float" office:value="0.0000130780498012" calcext:value-type="float">
            <text:p>1.31E-05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936223457754" calcext:value-type="float">
            <text:p>7.62936223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7:00:28.998025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8T07:07:33.983011217</dc:date>
    <meta:editing-duration>PT1H2M20S</meta:editing-duration>
    <meta:editing-cycles>13</meta:editing-cycles>
    <meta:generator>LibreOffice/5.1.6.2$Linux_X86_64 LibreOffice_project/10m0$Build-2</meta:generator>
    <meta:document-statistic meta:table-count="3" meta:cell-count="408" meta:object-count="0"/>
  </office:meta>
</office:document-meta>
</file>